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69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70.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4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22222" style:font-name="Arial" fo:language="fr" fo:country="FR" style:font-name-asian="Arial1" style:language-asian="ar" style:country-asian="SA" style:font-name-complex="DejaVu Sans" style:font-size-complex="6.80000019073486pt" style:language-complex="en" style:country-complex="U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color="#222222" style:font-name="Arial" fo:language="fr" fo:country="FR" style:font-name-asian="Arial1" style:language-asian="ar" style:country-asian="SA"/>
    </style:style>
    <style:style style:name="ce4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color="#222222" style:font-name="Arial" fo:font-size="10pt" style:letter-kerning="true" fo:country="none" style:country-asian="none" style:font-name-asian="Arial" style:font-size-asian="10pt"/>
    </style:style>
    <style:style style:name="T2" style:family="text">
      <style:text-properties style:letter-kerning="true" fo:country="none" style:country-asian="none" style:font-name-asian="Arial"/>
    </style:style>
  </office:automatic-styles>
  <office:body>
    <office:spreadsheet>
      <table:calculation-settings table:automatic-find-labels="false"/>
      <table:table table:name="List of pub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uthor Orde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DOI</text:p>
          </table:table-cell>
        </table:table-row>
        <table:table-row table:style-name="ro1">
          <table:table-cell office:value-type="string" calcext:value-type="string">
            <text:p>KUKA Sunrise Toolbox: Interfacing Collaborative Robots with MATLA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RAM, Robotics &amp; Automation Magazine</text:p>
          </table:table-cell>
          <table:table-cell office:value-type="string" calcext:value-type="string">
            <text:p><text:a xlink:href="http://doi.org/10.1109/MRA.2018.2877776" xlink:type="simple">http://doi.org/10.1109/MRA.2018.2877776</text:a></text:p>
          </table:table-cell>
        </table:table-row>
        <table:table-row table:style-name="ro1">
          <table:table-cell office:value-type="string" calcext:value-type="string">
            <text:p>International Journal of Advanced Manufacturing Technolog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International Journal of Advanced Manufacturing Technology</text:p>
          </table:table-cell>
          <table:table-cell table:style-name="ce4" office:value-type="string" calcext:value-type="string">
            <text:p>http://doi.org/10.1007/s00170-018-2788-x</text:p>
          </table:table-cell>
        </table:table-row>
        <table:table-row table:style-name="ro1">
          <table:table-cell office:value-type="string" calcext:value-type="string">
            <text:p>End-Effector Precise Hand-Guiding for Collaborative Robo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Advances in Intelligent Systems and Computing </text:p>
          </table:table-cell>
          <table:table-cell office:value-type="string" calcext:value-type="string">
            <text:p><text:a xlink:href="http://doi.org/10.1007/978-3-319-70836-2_49" xlink:type="simple">http://doi.org/10.1007/978-3-319-70836-2_49</text:a></text:p>
          </table:table-cell>
        </table:table-row>
        <table:table-row table:style-name="ro1">
          <table:table-cell table:style-name="ce1" office:value-type="string" calcext:value-type="string">
            <text:p><text:span text:style-name="T1">Minimum distance calculation for safe human robot interaction</text:span>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Book Chapter</text:p>
          </table:table-cell>
          <table:table-cell office:value-type="string" calcext:value-type="string">
            <text:p>Main author</text:p>
          </table:table-cell>
          <table:table-cell table:style-name="ce1" office:value-type="string" calcext:value-type="string">
            <text:p><text:span text:style-name="T2">Procedia Manufacturing</text:span></text:p>
          </table:table-cell>
          <table:table-cell office:value-type="string" calcext:value-type="string">
            <text:p><text:a xlink:href="http://doi.org/10.1016/j.promfg.2017.07.157" xlink:type="simple">http://doi.org/10.1016/j.promfg.2017.07.157</text:a></text:p>
          </table:table-cell>
        </table:table-row>
        <table:table-row table:style-name="ro1">
          <table:table-cell office:value-type="string" calcext:value-type="string">
            <text:p>Hand/arm Gesture Segmentation by Motion Using IMU and EMG Sens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table:style-name="ce3" office:value-type="string" calcext:value-type="string">
            <text:p>Procedia Manufacturing</text:p>
          </table:table-cell>
          <table:table-cell office:value-type="string" calcext:value-type="string">
            <text:p><text:a xlink:href="http://doi.org/10.1016/j.promfg.2017.07.158" xlink:type="simple">http://doi.org/10.1016/j.promfg.2017.07.158</text:a></text:p>
          </table:table-cell>
        </table:table-row>
        <table:table-row table:style-name="ro1">
          <table:table-cell office:value-type="string" calcext:value-type="string">
            <text:p>Human Behavior and Hand Gesture Classification for Smart Human-robot Intera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Procedia Manufacturing</text:p>
          </table:table-cell>
          <table:table-cell office:value-type="string" calcext:value-type="string">
            <text:p><text:a xlink:href="http://doi.org/10.1016/j.promfg.2017.07.156" xlink:type="simple">http://doi.org/10.1016/j.promfg.2017.07.156</text:a></text:p>
          </table:table-cell>
        </table:table-row>
        <table:table-row table:style-name="ro1">
          <table:table-cell office:value-type="string" calcext:value-type="string">
            <text:p>Online Robot Teleoperation Using Human Hand Gestures: A Case Study for Assembly Oper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Advances in Intelligent Systems and Computing </text:p>
          </table:table-cell>
          <table:table-cell office:value-type="string" calcext:value-type="string">
            <text:p><text:a xlink:href="http://doi.org/10.1007/978-3-319-27149-1_8" xlink:type="simple">http://doi.org/10.1007/978-3-319-27149-1_8</text:a></text:p>
          </table:table-cell>
        </table:table-row>
        <table:table-row table:style-name="ro1">
          <table:table-cell office:value-type="string" calcext:value-type="string">
            <text:p>Flexible programming and orchestration of collaborative robotic manufacturing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Proceedings - IEEE 16th International Conference on Industrial Informatics, INDIN 2018 </text:p>
          </table:table-cell>
          <table:table-cell office:value-type="string" calcext:value-type="string">
            <text:p><text:a xlink:href="http://doi.org/10.1109/INDIN.2018.8472058" xlink:type="simple">http://doi.org/10.1109/INDIN.2018.8472058</text:a></text:p>
          </table:table-cell>
        </table:table-row>
        <table:table-row table:style-name="ro1">
          <table:table-cell office:value-type="string" calcext:value-type="string">
            <text:p>Human-robot Collision Avoidance for Industrial Robots: A V-REP based Solu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The 25th International Conference on Transdisciplinary Engineering (TE2018)At: Modena</text:p>
          </table:table-cell>
          <table:table-cell/>
        </table:table-row>
        <table:table-row table:style-name="ro1">
          <table:table-cell office:value-type="string" calcext:value-type="string">
            <text:p>Reducing the computational complexity of mass-matrix calculation for high DOF robo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IROS 2018</text:p>
          </table:table-cell>
          <table:table-cell/>
        </table:table-row>
      </table:table>
      <table:table table:name="About" table:style-name="ta1">
        <table:table-column table:style-name="co7" table:number-columns-repeated="9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Mohammad SAFEE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pdated: 2018-Dec-02 @ 12: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The sheet “List of publications” contains a total list of the researcher publications, with DOI identifierinfo and publisher.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Please use the filters to navigate easly thought the publications for example: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1- Year of public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- Type of publication: Journal artice, Book Chapter or a Conference paper.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3- Author order: wheather the researcher is the Main author of the publication or not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ore info can be found at: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Researchgate webpage:</text:p>
          </table:table-cell>
          <table:covered-table-cell/>
          <table:table-cell table:style-name="ce6" office:value-type="string" calcext:value-type="string" table:number-columns-spanned="5" table:number-rows-spanned="1">
            <text:p><text:a xlink:href="https://www.researchgate.net/profile/Mohammad_Safeea2" xlink:type="simple">https://www.researchgate.net/profile/Mohammad_Safeea2</text:a></text:p>
          </table:table-cell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Scupos webpage:</text:p>
          </table:table-cell>
          <table:covered-table-cell/>
          <table:table-cell table:style-name="ce6" table:number-columns-spanned="5" table:number-rows-spanned="1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ORCID webpage:</text:p>
          </table:table-cell>
          <table:covered-table-cell/>
          <table:table-cell table:style-name="ce6" office:value-type="string" calcext:value-type="string" table:number-columns-spanned="5" table:number-rows-spanned="1">
            <text:p><text:a xlink:href="http://orcid.org/0000-0003-2312-4594" xlink:type="simple">http://orcid.org/0000-0003-2312-4594</text:a></text:p>
          </table:table-cell>
          <table:covered-table-cell table:number-columns-repeated="4"/>
          <table:table-cell/>
        </table:table-row>
      </table:table>
      <table:named-expressions/>
      <table:database-ranges>
        <table:database-range table:name="__Anonymous_Sheet_DB__0" table:target-range-address="'List of publications'.B1:'List of publications'.D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-00-0000</text:date>, <text:time style:data-style-name="N2" text:time-value="12:30:38.291694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20:56.063896225</meta:creation-date>
    <dc:date>2018-12-02T12:42:13.248285251</dc:date>
    <meta:editing-duration>PT1H20M11S</meta:editing-duration>
    <meta:editing-cycles>36</meta:editing-cycles>
    <meta:generator>LibreOffice/5.1.6.2$Linux_X86_64 LibreOffice_project/10m0$Build-2</meta:generator>
    <meta:document-statistic meta:table-count="2" meta:cell-count="77" meta:object-count="0"/>
  </office:meta>
</office:document-meta>
</file>